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9pt"/>
    </style:style>
    <style:style style:name="co4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317.79pt"/>
    </style:style>
    <style:style style:name="co10" style:family="table-column">
      <style:table-column-properties fo:break-before="auto" style:column-width="143.4pt"/>
    </style:style>
    <style:style style:name="co7" style:family="table-column">
      <style:table-column-properties fo:break-before="auto" style:column-width="59.61pt"/>
    </style:style>
    <style:style style:name="co8" style:family="table-column">
      <style:table-column-properties fo:break-before="auto" style:column-width="223.46pt"/>
    </style:style>
    <style:style style:name="co11" style:family="table-column">
      <style:table-column-properties fo:break-before="auto" style:column-width="244.54pt"/>
    </style:style>
    <style:style style:name="co12" style:family="table-column">
      <style:table-column-properties fo:break-before="auto" style:column-width="268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1">
      <style:table-cell-properties style:text-align-source="fix" style:repeat-content="false" style:vertical-align="bottom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Mk. II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Default"/>
        <table:table-column table:style-name="co12" table:default-cell-style-name="ce14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9" table:formula="of:=SUM([.C4:.C100])" office:value-type="time" office:time-value="PT00H48M55S" calcext:value-type="time">
            <text:p>00:48:55</text:p>
          </table:table-cell>
          <table:table-cell table:style-name="ce9"/>
          <table:table-cell table:style-name="ce6"/>
          <table:table-cell table:style-name="ce12"/>
          <table:table-cell table:style-name="ce6" table:number-columns-repeated="2"/>
        </table:table-row>
        <table:table-row table:style-name="ro1">
          <table:table-cell table:number-columns-repeated="4"/>
          <table:table-cell table:style-name="ce6"/>
          <table:table-cell table:style-name="ce12"/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est Duration</text:p>
          </table:table-cell>
          <table:table-cell table:style-name="ce7" office:value-type="string" calcext:value-type="string">
            <text:p>Running Time</text:p>
          </table:table-cell>
          <table:table-cell table:style-name="ce7" office:value-type="string" calcext:value-type="string">
            <text:p>Purpose</text:p>
          </table:table-cell>
          <table:table-cell table:style-name="ce13" office:value-type="string" calcext:value-type="string">
            <text:p>Results</text:p>
          </table:table-cell>
          <table:table-cell table:style-name="ce7" office:value-type="string" calcext:value-type="string">
            <text:p>Details</text:p>
          </table:table-cell>
          <table:table-cell table:style-name="ce7" office:value-type="string" calcext:value-type="string">
            <text:p>YouTube 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date" office:date-value="2016-09-06" calcext:value-type="date">
            <text:p>2016-09-06</text:p>
          </table:table-cell>
          <table:table-cell table:style-name="ce10" office:value-type="time" office:time-value="PT00H01M53S" calcext:value-type="time">
            <text:p>00:01:53</text:p>
          </table:table-cell>
          <table:table-cell table:style-name="ce10" table:formula="of:=[.C4]" office:value-type="time" office:time-value="PT00H01M53S" calcext:value-type="time">
            <text:p>00:01:53</text:p>
          </table:table-cell>
          <table:table-cell office:value-type="string" calcext:value-type="string">
            <text:p>First Mk. II run, check out hardware</text:p>
          </table:table-cell>
          <table:table-cell office:value-type="string" calcext:value-type="string">
            <text:p>Success, Main pulley came loose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date" office:date-value="2016-09-07" calcext:value-type="date">
            <text:p>2016-09-07</text:p>
          </table:table-cell>
          <table:table-cell table:style-name="ce10" office:value-type="time" office:time-value="PT00H01M24S" calcext:value-type="time">
            <text:p>00:01:24</text:p>
          </table:table-cell>
          <table:table-cell table:style-name="ce10" table:formula="of:=[.D4]+[.C5]" office:value-type="time" office:time-value="PT00H03M17S" calcext:value-type="time">
            <text:p>00:03:17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, center of gravity off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date" office:date-value="2016-09-07" calcext:value-type="date">
            <text:p>2016-09-07</text:p>
          </table:table-cell>
          <table:table-cell table:style-name="ce10" office:value-type="time" office:time-value="PT00H02M10S" calcext:value-type="time">
            <text:p>00:02:10</text:p>
          </table:table-cell>
          <table:table-cell table:style-name="ce10" table:formula="of:=[.D5]+[.C6]" office:value-type="time" office:time-value="PT00H05M27S" calcext:value-type="time">
            <text:p>00:05:27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Success, Hover</text:p>
          </table:table-cell>
          <table:table-cell office:value-type="string" calcext:value-type="string">
            <text:p><text:a xlink:href="https://hackaday.io/project/1230/log/45279-goliath-mk-ii-hovers" xlink:type="simple">Project Log</text:a></text:p>
          </table:table-cell>
          <table:table-cell office:value-type="string" calcext:value-type="string">
            <text:p><text:a xlink:href="https://www.youtube.com/watch?v=ZzuZMFTv0l8" xlink:type="simple">https://www.youtube.com/watch?v=ZzuZMFTv0l8</text:a>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style-name="ce8" office:value-type="date" office:date-value="2016-09-30" calcext:value-type="date">
            <text:p>2016-09-30</text:p>
          </table:table-cell>
          <table:table-cell table:style-name="ce10" office:value-type="time" office:time-value="PT00H01M40S" calcext:value-type="time">
            <text:p>00:01:40</text:p>
          </table:table-cell>
          <table:table-cell table:style-name="ce10" table:formula="of:=[.D6]+[.C7]" office:value-type="time" office:time-value="PT00H07M07S" calcext:value-type="time">
            <text:p>00:07:07</text:p>
          </table:table-cell>
          <table:table-cell office:value-type="string" calcext:value-type="string">
            <text:p>Checkout, Warmup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table:style-name="ce8" office:value-type="date" office:date-value="2016-09-30" calcext:value-type="date">
            <text:p>2016-09-30</text:p>
          </table:table-cell>
          <table:table-cell table:style-name="ce10" office:value-type="time" office:time-value="PT00H01M19S" calcext:value-type="time">
            <text:p>00:01:19</text:p>
          </table:table-cell>
          <table:table-cell table:style-name="ce10" table:formula="of:=[.D7]+[.C8]" office:value-type="time" office:time-value="PT00H08M26S" calcext:value-type="time">
            <text:p>00:08:26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, starboard doesn't l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table:style-name="ce8" office:value-type="date" office:date-value="2016-09-30" calcext:value-type="date">
            <text:p>2016-09-30</text:p>
          </table:table-cell>
          <table:table-cell table:style-name="ce10" office:value-type="time" office:time-value="PT00H01M19S" calcext:value-type="time">
            <text:p>00:01:19</text:p>
          </table:table-cell>
          <table:table-cell table:style-name="ce10" table:formula="of:=[.D8]+[.C9]" office:value-type="time" office:time-value="PT00H09M45S" calcext:value-type="time">
            <text:p>00:09:45</text:p>
          </table:table-cell>
          <table:table-cell office:value-type="string" calcext:value-type="string">
            <text:p>Hover Attempt with 10 lb Weight to offset cg</text:p>
          </table:table-cell>
          <table:table-cell office:value-type="string" calcext:value-type="string">
            <text:p>Partial hover, front doesn't l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</text:p>
          </table:table-cell>
          <table:table-cell table:style-name="ce8" office:value-type="date" office:date-value="2016-09-30" calcext:value-type="date">
            <text:p>2016-09-30</text:p>
          </table:table-cell>
          <table:table-cell table:style-name="ce10" office:value-type="time" office:time-value="PT00H00M58S" calcext:value-type="time">
            <text:p>00:00:58</text:p>
          </table:table-cell>
          <table:table-cell table:style-name="ce10" table:formula="of:=[.D9]+[.C10]" office:value-type="time" office:time-value="PT00H10M43S" calcext:value-type="time">
            <text:p>00:10:43</text:p>
          </table:table-cell>
          <table:table-cell office:value-type="string" calcext:value-type="string">
            <text:p>Hover Attempt with 10 lb Weight to offset cg</text:p>
          </table:table-cell>
          <table:table-cell office:value-type="string" calcext:value-type="string">
            <text:p>Partial hover, bucks front to 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</text:p>
          </table:table-cell>
          <table:table-cell table:style-name="ce8" office:value-type="date" office:date-value="2016-09-30" calcext:value-type="date">
            <text:p>2016-09-30</text:p>
          </table:table-cell>
          <table:table-cell table:style-name="ce11" office:value-type="time" office:time-value="PT00H01M26S" calcext:value-type="time">
            <text:p>00:01:26</text:p>
          </table:table-cell>
          <table:table-cell table:style-name="ce10" table:formula="of:=[.D10]+[.C11]" office:value-type="time" office:time-value="PT00H12M09S" calcext:value-type="time">
            <text:p>00:12:09</text:p>
          </table:table-cell>
          <table:table-cell office:value-type="string" calcext:value-type="string">
            <text:p>Hover Attempt</text:p>
          </table:table-cell>
          <table:table-cell office:value-type="string" calcext:value-type="string">
            <text:p>Partial hover with looser lines, moves wildly back and forth. Later found that the port exhaust came loo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</text:p>
          </table:table-cell>
          <table:table-cell table:style-name="ce8" office:value-type="date" office:date-value="2016-10-02" calcext:value-type="date">
            <text:p>2016-10-02</text:p>
          </table:table-cell>
          <table:table-cell table:style-name="ce11" office:value-type="time" office:time-value="PT00H02M21S" calcext:value-type="time">
            <text:p>00:02:21</text:p>
          </table:table-cell>
          <table:table-cell table:style-name="ce10" table:formula="of:=[.D11]+[.C12]" office:value-type="time" office:time-value="PT00H14M30S" calcext:value-type="time">
            <text:p>00:14:30</text:p>
          </table:table-cell>
          <table:table-cell office:value-type="string" calcext:value-type="string">
            <text:p>Testing New Al Tensioner Pulley</text:p>
          </table:table-cell>
          <table:table-cell office:value-type="string" calcext:value-type="string">
            <text:p>Success, found the port exhaust was loo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table:style-name="ce8" office:value-type="date" office:date-value="2016-10-06" calcext:value-type="date">
            <text:p>2016-10-06</text:p>
          </table:table-cell>
          <table:table-cell table:style-name="ce11" office:value-type="time" office:time-value="PT00H03M27S" calcext:value-type="time">
            <text:p>00:03:27</text:p>
          </table:table-cell>
          <table:table-cell table:style-name="ce10" table:formula="of:=[.D12]+[.C13]" office:value-type="time" office:time-value="PT00H17M57S" calcext:value-type="time">
            <text:p>00:17:57</text:p>
          </table:table-cell>
          <table:table-cell office:value-type="string" calcext:value-type="string">
            <text:p>Testing New Al Tensioner Pulley, Hover Attempt</text:p>
          </table:table-cell>
          <table:table-cell office:value-type="string" calcext:value-type="string">
            <text:p>Success, Hovered for 25s, port exhaust came loose.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date" office:date-value="2016-11-04" calcext:value-type="date">
            <text:p>2016-11-04</text:p>
          </table:table-cell>
          <table:table-cell table:style-name="ce11" office:value-type="time" office:time-value="PT00H04M42S" calcext:value-type="time">
            <text:p>00:04:42</text:p>
          </table:table-cell>
          <table:table-cell table:style-name="ce10" table:formula="of:=[.D13]+[.C14]" office:value-type="time" office:time-value="PT00H22M39S" calcext:value-type="time">
            <text:p>00:22:39</text:p>
          </table:table-cell>
          <table:table-cell office:value-type="string" calcext:value-type="string">
            <text:p>Testing Final Al Pulleys</text:p>
          </table:table-cell>
          <table:table-cell office:value-type="string" calcext:value-type="string">
            <text:p>Success, port exhaust bolts come completely undone. Temp avionics tray comes loose.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date" office:date-value="2016-11-06" calcext:value-type="date">
            <text:p>2016-11-06</text:p>
          </table:table-cell>
          <table:table-cell table:style-name="ce11" office:value-type="time" office:time-value="PT00H00M59S" calcext:value-type="time">
            <text:p>00:00:59</text:p>
          </table:table-cell>
          <table:table-cell table:style-name="ce10" table:formula="of:=[.D14]+[.C15]" office:value-type="time" office:time-value="PT00H23M38S" calcext:value-type="time">
            <text:p>00:23:38</text:p>
          </table:table-cell>
          <table:table-cell office:value-type="string" calcext:value-type="string">
            <text:p>Testing Exhaust Repairs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date" office:date-value="2016-11-11" calcext:value-type="date">
            <text:p>2016-11-11</text:p>
          </table:table-cell>
          <table:table-cell table:style-name="ce11" office:value-type="time" office:time-value="PT00H03M57S" calcext:value-type="time">
            <text:p>00:03:57</text:p>
          </table:table-cell>
          <table:table-cell table:style-name="ce10" table:formula="of:=[.D15]+[.C16]" office:value-type="time" office:time-value="PT00H27M35S" calcext:value-type="time">
            <text:p>00:27:35</text:p>
          </table:table-cell>
          <table:table-cell office:value-type="string" calcext:value-type="string">
            <text:p>Testing New Avionics Tray, Hover Attempt</text:p>
          </table:table-cell>
          <table:table-cell office:value-type="string" calcext:value-type="string">
            <text:p>Success, Partial hover, starboard doesn't lif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date" office:date-value="2016-11-13" calcext:value-type="date">
            <text:p>2016-11-13</text:p>
          </table:table-cell>
          <table:table-cell table:style-name="ce11" office:value-type="time" office:time-value="PT00H03M35S" calcext:value-type="time">
            <text:p>00:03:35</text:p>
          </table:table-cell>
          <table:table-cell table:style-name="ce10" table:formula="of:=[.D16]+[.C17]" office:value-type="time" office:time-value="PT00H31M10S" calcext:value-type="time">
            <text:p>00:31:10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Pixhawk lost Power On start-up. Battery having issu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A</text:p>
          </table:table-cell>
          <table:table-cell table:style-name="ce8" office:value-type="date" office:date-value="2016-11-17" calcext:value-type="date">
            <text:p>2016-11-17</text:p>
          </table:table-cell>
          <table:table-cell table:style-name="ce11"/>
          <table:table-cell table:style-name="ce10" table:formula="of:=[.D17]+[.C18]" office:value-type="time" office:time-value="PT00H31M10S" calcext:value-type="time">
            <text:p>00:31:10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Solenoid F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B</text:p>
          </table:table-cell>
          <table:table-cell table:style-name="ce8" office:value-type="date" office:date-value="2016-11-18" calcext:value-type="date">
            <text:p>2016-11-18</text:p>
          </table:table-cell>
          <table:table-cell table:style-name="ce11" office:value-type="time" office:time-value="PT00H02M16S" calcext:value-type="time">
            <text:p>00:02:16</text:p>
          </table:table-cell>
          <table:table-cell table:style-name="ce10" table:formula="of:=[.D18]+[.C19]" office:value-type="time" office:time-value="PT00H33M26S" calcext:value-type="time">
            <text:p>00:33:26</text:p>
          </table:table-cell>
          <table:table-cell office:value-type="string" calcext:value-type="string">
            <text:p>Testing Pixhawk</text:p>
          </table:table-cell>
          <table:table-cell office:value-type="string" calcext:value-type="string">
            <text:p>Success, Recorded Pixhawk data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date" office:date-value="2016-11-19" calcext:value-type="date">
            <text:p>2016-11-19</text:p>
          </table:table-cell>
          <table:table-cell table:style-name="ce11" office:value-type="time" office:time-value="PT00H02M28S" calcext:value-type="time">
            <text:p>00:02:28</text:p>
          </table:table-cell>
          <table:table-cell table:style-name="ce10" table:formula="of:=[.D19]+[.C20]" office:value-type="time" office:time-value="PT00H35M54S" calcext:value-type="time">
            <text:p>00:35:54</text:p>
          </table:table-cell>
          <table:table-cell office:value-type="string" calcext:value-type="string">
            <text:p>Testing Pixhawk, Hover Attempt</text:p>
          </table:table-cell>
          <table:table-cell office:value-type="string" calcext:value-type="string">
            <text:p>Recorded Pixhawk data, Partial hover, starboard side won't lif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date" office:date-value="2016-11-20" calcext:value-type="date">
            <text:p>2016-11-20</text:p>
          </table:table-cell>
          <table:table-cell table:style-name="ce11" office:value-type="time" office:time-value="PT00H01M57S" calcext:value-type="time">
            <text:p>00:01:57</text:p>
          </table:table-cell>
          <table:table-cell table:style-name="ce10" table:formula="of:=[.D20]+[.C21]" office:value-type="time" office:time-value="PT00H37M51S" calcext:value-type="time">
            <text:p>00:37:51</text:p>
          </table:table-cell>
          <table:table-cell office:value-type="string" calcext:value-type="string">
            <text:p>Testing Rotor Aerodynamics with Tufts</text:p>
          </table:table-cell>
          <table:table-cell office:value-type="string" calcext:value-type="string">
            <text:p>Success, Partial hover, starboard side won't lif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date" office:date-value="2016-12-27" calcext:value-type="date">
            <text:p>2016-12-27</text:p>
          </table:table-cell>
          <table:table-cell table:style-name="ce11" office:value-type="time" office:time-value="PT00H04M45S" calcext:value-type="time">
            <text:p>00:04:45</text:p>
          </table:table-cell>
          <table:table-cell table:style-name="ce10" table:formula="of:=[.D21]+[.C22]" office:value-type="time" office:time-value="PT00H42M36S" calcext:value-type="time">
            <text:p>00:42:36</text:p>
          </table:table-cell>
          <table:table-cell office:value-type="string" calcext:value-type="string">
            <text:p>Testing New Idler Shafts and Exhaust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date" office:date-value="2017-01-27" calcext:value-type="date">
            <text:p>2017-01-27</text:p>
          </table:table-cell>
          <table:table-cell table:style-name="ce11" office:value-type="time" office:time-value="PT00H03M05S" calcext:value-type="time">
            <text:p>00:03:05</text:p>
          </table:table-cell>
          <table:table-cell table:style-name="ce10" table:formula="of:=[.D22]+[.C23]" office:value-type="time" office:time-value="PT00H45M41S" calcext:value-type="time">
            <text:p>00:45:41</text:p>
          </table:table-cell>
          <table:table-cell office:value-type="string" calcext:value-type="string">
            <text:p>Testing Tensioner Shaft and Pixhawk Pass-through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date" office:date-value="2017-02-01" calcext:value-type="date">
            <text:p>2017-02-01</text:p>
          </table:table-cell>
          <table:table-cell table:style-name="ce11" office:value-type="time" office:time-value="PT00H03M14S" calcext:value-type="time">
            <text:p>00:03:14</text:p>
          </table:table-cell>
          <table:table-cell table:style-name="ce10" table:formula="of:=[.D23]+[.C24]" office:value-type="time" office:time-value="PT00H48M55S" calcext:value-type="time">
            <text:p>00:48:55</text:p>
          </table:table-cell>
          <table:table-cell office:value-type="string" calcext:value-type="string">
            <text:p>Testing Outside Test Stand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k. 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4" table:formula="of:=SUM([.C4:.C100])" office:value-type="time" office:time-value="PT00H09M03S" calcext:value-type="time">
            <text:p>00:09:03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 table:number-columns-repeated="4"/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est Duration</text:p>
          </table:table-cell>
          <table:table-cell table:style-name="ce2" office:value-type="string" calcext:value-type="string">
            <text:p>Running Tim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YouTube 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4-08-29" calcext:value-type="date">
            <text:p>2014-08-29</text:p>
          </table:table-cell>
          <table:table-cell table:number-columns-repeated="2" table:style-name="ce5" office:value-type="time" office:time-value="PT00H00M06S" calcext:value-type="time">
            <text:p>00:00:06</text:p>
          </table:table-cell>
          <table:table-cell office:value-type="string" calcext:value-type="string">
            <text:p>Run on Starter Only to Check out Hardwar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9314-hover-testingbroken-vehicle" xlink:type="simple">Project Log</text:a></text:p>
          </table:table-cell>
          <table:table-cell office:value-type="string" calcext:value-type="string">
            <text:p><text:a xlink:href="https://www.youtube.com/watch?v=XSjYH7lru0w" xlink:type="simple">https://www.youtube.com/watch?v=XSjYH7lru0w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4-09-01" calcext:value-type="date">
            <text:p>2014-09-01</text:p>
          </table:table-cell>
          <table:table-cell table:style-name="ce5" office:value-type="time" office:time-value="PT00H00M06S" calcext:value-type="time">
            <text:p>00:00:06</text:p>
          </table:table-cell>
          <table:table-cell table:style-name="ce5" table:formula="of:=[.D4]+[.C5]" office:value-type="time" office:time-value="PT00H00M12S" calcext:value-type="time">
            <text:p>00:00:12</text:p>
          </table:table-cell>
          <table:table-cell office:value-type="string" calcext:value-type="string">
            <text:p>Run on Gas for the first time</text:p>
          </table:table-cell>
          <table:table-cell office:value-type="string" calcext:value-type="string">
            <text:p>Loss of Tension, Broken Parts</text:p>
          </table:table-cell>
          <table:table-cell office:value-type="string" calcext:value-type="string">
            <text:p><text:a xlink:href="https://hackaday.io/project/1230-goliath-a-gas-powered-quadcopter/log/9314-hover-testingbroken-vehicle" xlink:type="simple">Project Log</text:a></text:p>
          </table:table-cell>
          <table:table-cell office:value-type="string" calcext:value-type="string">
            <text:p><text:a xlink:href="https://www.youtube.com/watch?v=mCfh3zFHTus" xlink:type="simple">https://www.youtube.com/watch?v=mCfh3zFHTus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4-10-06" calcext:value-type="date">
            <text:p>2014-10-06</text:p>
          </table:table-cell>
          <table:table-cell table:style-name="ce5" office:value-type="time" office:time-value="PT00H00M05S" calcext:value-type="time">
            <text:p>00:00:05</text:p>
          </table:table-cell>
          <table:table-cell table:style-name="ce5" table:formula="of:=[.D5]+[.C6]" office:value-type="time" office:time-value="PT00H00M17S" calcext:value-type="time">
            <text:p>00:00:17</text:p>
          </table:table-cell>
          <table:table-cell office:value-type="string" calcext:value-type="string">
            <text:p>Run on Starter Only to Check New Tensio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ZJ6dnGEMr3Q" xlink:type="simple">https://www.youtube.com/watch?v=ZJ6dnGEMr3Q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14-10-08" calcext:value-type="date">
            <text:p>2014-10-08</text:p>
          </table:table-cell>
          <table:table-cell table:style-name="ce5" office:value-type="time" office:time-value="PT00H00M08S" calcext:value-type="time">
            <text:p>00:00:08</text:p>
          </table:table-cell>
          <table:table-cell table:style-name="ce5" table:formula="of:=[.D6]+[.C7]" office:value-type="time" office:time-value="PT00H00M25S" calcext:value-type="time">
            <text:p>00:00:25</text:p>
          </table:table-cell>
          <table:table-cell office:value-type="string" calcext:value-type="string">
            <text:p>Run on Starter Only to Check Belt Guar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k4okZdfEIZs" xlink:type="simple">https://www.youtube.com/watch?v=k4okZdfEIZs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14-10-11" calcext:value-type="date">
            <text:p>2014-10-11</text:p>
          </table:table-cell>
          <table:table-cell table:style-name="ce5" office:value-type="time" office:time-value="PT00H00M23S" calcext:value-type="time">
            <text:p>00:00:23</text:p>
          </table:table-cell>
          <table:table-cell table:style-name="ce5" table:formula="of:=[.D7]+[.C8]" office:value-type="time" office:time-value="PT00H00M48S" calcext:value-type="time">
            <text:p>00:00:48</text:p>
          </table:table-cell>
          <table:table-cell office:value-type="string" calcext:value-type="string">
            <text:p>Run on Gas for the first time, single sided belt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Xh04DMtYJIM" xlink:type="simple">https://www.youtube.com/watch?v=Xh04DMtYJI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14-10-13" calcext:value-type="date">
            <text:p>2014-10-13</text:p>
          </table:table-cell>
          <table:table-cell table:style-name="ce5" office:value-type="time" office:time-value="PT00H00M38S" calcext:value-type="time">
            <text:p>00:00:38</text:p>
          </table:table-cell>
          <table:table-cell table:style-name="ce5" table:formula="of:=[.D8]+[.C9]" office:value-type="time" office:time-value="PT00H01M26S" calcext:value-type="time">
            <text:p>00:01:26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299-testing-round-2" xlink:type="simple">Project Log</text:a></text:p>
          </table:table-cell>
          <table:table-cell office:value-type="string" calcext:value-type="string">
            <text:p><text:a xlink:href="https://www.youtube.com/watch?v=CThhOUNxjRo" xlink:type="simple">https://www.youtube.com/watch?v=CThhOUNxjRo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14-10-13" calcext:value-type="date">
            <text:p>2014-10-13</text:p>
          </table:table-cell>
          <table:table-cell table:style-name="ce5" office:value-type="time" office:time-value="PT00H01M02S" calcext:value-type="time">
            <text:p>00:01:02</text:p>
          </table:table-cell>
          <table:table-cell table:style-name="ce5" table:formula="of:=[.D9]+[.C10]" office:value-type="time" office:time-value="PT00H02M28S" calcext:value-type="time">
            <text:p>00:02:28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522-conclusions-from-round-2-of-testing-and-next-steps" xlink:type="simple">Project Log</text:a></text:p>
          </table:table-cell>
          <table:table-cell office:value-type="string" calcext:value-type="string">
            <text:p><text:a xlink:href="https://www.youtube.com/watch?v=5GBx1uHGSno" xlink:type="simple">https://www.youtube.com/watch?v=5GBx1uHGSno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14-10-16" calcext:value-type="date">
            <text:p>2014-10-16</text:p>
          </table:table-cell>
          <table:table-cell table:style-name="ce5" office:value-type="time" office:time-value="PT00H01M31S" calcext:value-type="time">
            <text:p>00:01:31</text:p>
          </table:table-cell>
          <table:table-cell table:style-name="ce5" table:formula="of:=[.D10]+[.C11]" office:value-type="time" office:time-value="PT00H03M59S" calcext:value-type="time">
            <text:p>00:03:59</text:p>
          </table:table-cell>
          <table:table-cell office:value-type="string" calcext:value-type="string">
            <text:p>Run on Gas with both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0522-conclusions-from-round-2-of-testing-and-next-steps" xlink:type="simple">Project Log</text:a></text:p>
          </table:table-cell>
          <table:table-cell office:value-type="string" calcext:value-type="string">
            <text:p><text:a xlink:href="https://www.youtube.com/watch?v=s_NvtabTg0I" xlink:type="simple">https://www.youtube.com/watch?v=s_NvtabTg0I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14-11-15" calcext:value-type="date">
            <text:p>2014-11-15</text:p>
          </table:table-cell>
          <table:table-cell table:style-name="ce5" office:value-type="time" office:time-value="PT00H00M19S" calcext:value-type="time">
            <text:p>00:00:19</text:p>
          </table:table-cell>
          <table:table-cell table:style-name="ce5" table:formula="of:=[.D11]+[.C12]" office:value-type="time" office:time-value="PT00H04M18S" calcext:value-type="time">
            <text:p>00:04:18</text:p>
          </table:table-cell>
          <table:table-cell office:value-type="string" calcext:value-type="string">
            <text:p>Checking out Test Stan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1118-tests-9-and-10-checking-out-the-test-stand" xlink:type="simple">Project Log</text:a></text:p>
          </table:table-cell>
          <table:table-cell office:value-type="string" calcext:value-type="string">
            <text:p><text:a xlink:href="https://www.youtube.com/watch?v=KvBA0cagbM8" xlink:type="simple">https://www.youtube.com/watch?v=KvBA0cagbM8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14-11-15" calcext:value-type="date">
            <text:p>2014-11-15</text:p>
          </table:table-cell>
          <table:table-cell table:style-name="ce5" office:value-type="time" office:time-value="PT00H00M14S" calcext:value-type="time">
            <text:p>00:00:14</text:p>
          </table:table-cell>
          <table:table-cell table:style-name="ce5" table:formula="of:=[.D12]+[.C13]" office:value-type="time" office:time-value="PT00H04M32S" calcext:value-type="time">
            <text:p>00:04:32</text:p>
          </table:table-cell>
          <table:table-cell office:value-type="string" calcext:value-type="string">
            <text:p>Checking out Test Stan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/log/11118-tests-9-and-10-checking-out-the-test-stand" xlink:type="simple">Project Log</text:a></text:p>
          </table:table-cell>
          <table:table-cell office:value-type="string" calcext:value-type="string">
            <text:p><text:a xlink:href="https://www.youtube.com/watch?v=KvBA0cagbM8" xlink:type="simple">https://www.youtube.com/watch?v=KvBA0cagbM8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14-11-18" calcext:value-type="date">
            <text:p>2014-11-18</text:p>
          </table:table-cell>
          <table:table-cell table:style-name="ce5" office:value-type="time" office:time-value="PT00H00M22S" calcext:value-type="time">
            <text:p>00:00:22</text:p>
          </table:table-cell>
          <table:table-cell table:style-name="ce5" table:formula="of:=[.D13]+[.C14]" office:value-type="time" office:time-value="PT00H04M54S" calcext:value-type="time">
            <text:p>00:04:54</text:p>
          </table:table-cell>
          <table:table-cell office:value-type="string" calcext:value-type="string">
            <text:p>Testing Belt Configur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1340-testing-belt-configurations-tests-11-14" xlink:type="simple">Project Log</text:a></text:p>
          </table:table-cell>
          <table:table-cell office:value-type="string" calcext:value-type="string">
            <text:p><text:a xlink:href="https://www.youtube.com/watch?v=gJ8lPIxMRAI" xlink:type="simple">https://www.youtube.com/watch?v=gJ8lPIxMRAI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14-11-18" calcext:value-type="date">
            <text:p>2014-11-18</text:p>
          </table:table-cell>
          <table:table-cell table:style-name="ce5" office:value-type="time" office:time-value="PT00H00M16S" calcext:value-type="time">
            <text:p>00:00:16</text:p>
          </table:table-cell>
          <table:table-cell table:style-name="ce5" table:formula="of:=[.D14]+[.C15]" office:value-type="time" office:time-value="PT00H05M10S" calcext:value-type="time">
            <text:p>00:05:10</text:p>
          </table:table-cell>
          <table:table-cell office:value-type="string" calcext:value-type="string">
            <text:p>Testing Belt Configur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1340-testing-belt-configurations-tests-11-14" xlink:type="simple">Project Log</text:a></text:p>
          </table:table-cell>
          <table:table-cell office:value-type="string" calcext:value-type="string">
            <text:p><text:a xlink:href="https://www.youtube.com/watch?v=gJ8lPIxMRAI" xlink:type="simple">https://www.youtube.com/watch?v=gJ8lPIxMRAI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date" office:date-value="2014-11-22" calcext:value-type="date">
            <text:p>2014-11-22</text:p>
          </table:table-cell>
          <table:table-cell table:style-name="ce5" office:value-type="time" office:time-value="PT00H00M19S" calcext:value-type="time">
            <text:p>00:00:19</text:p>
          </table:table-cell>
          <table:table-cell table:style-name="ce5" table:formula="of:=[.D15]+[.C16]" office:value-type="time" office:time-value="PT00H05M29S" calcext:value-type="time">
            <text:p>00:05:29</text:p>
          </table:table-cell>
          <table:table-cell office:value-type="string" calcext:value-type="string">
            <text:p>Testing Belt Configur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1340-testing-belt-configurations-tests-11-14" xlink:type="simple">Project Log</text:a></text:p>
          </table:table-cell>
          <table:table-cell office:value-type="string" calcext:value-type="string">
            <text:p><text:a xlink:href="https://www.youtube.com/watch?v=gJ8lPIxMRAI" xlink:type="simple">https://www.youtube.com/watch?v=gJ8lPIxMRAI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date" office:date-value="2014-11-22" calcext:value-type="date">
            <text:p>2014-11-22</text:p>
          </table:table-cell>
          <table:table-cell table:style-name="ce5" office:value-type="time" office:time-value="PT00H00M21S" calcext:value-type="time">
            <text:p>00:00:21</text:p>
          </table:table-cell>
          <table:table-cell table:style-name="ce5" table:formula="of:=[.D16]+[.C17]" office:value-type="time" office:time-value="PT00H05M50S" calcext:value-type="time">
            <text:p>00:05:50</text:p>
          </table:table-cell>
          <table:table-cell office:value-type="string" calcext:value-type="string">
            <text:p>Testing Belt Configur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1340-testing-belt-configurations-tests-11-14" xlink:type="simple">Project Log</text:a></text:p>
          </table:table-cell>
          <table:table-cell office:value-type="string" calcext:value-type="string">
            <text:p><text:a xlink:href="https://www.youtube.com/watch?v=gJ8lPIxMRAI" xlink:type="simple">https://www.youtube.com/watch?v=gJ8lPIxMRAI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date" office:date-value="2015-01-16" calcext:value-type="date">
            <text:p>2015-01-16</text:p>
          </table:table-cell>
          <table:table-cell table:style-name="ce5" office:value-type="time" office:time-value="PT00H00M10S" calcext:value-type="time">
            <text:p>00:00:10</text:p>
          </table:table-cell>
          <table:table-cell table:style-name="ce5" table:formula="of:=[.D17]+[.C18]" office:value-type="time" office:time-value="PT00H06M00S" calcext:value-type="time">
            <text:p>00:06:00</text:p>
          </table:table-cell>
          <table:table-cell office:value-type="string" calcext:value-type="string">
            <text:p>Testing Wider Belt</text:p>
          </table:table-cell>
          <table:table-cell office:value-type="string" calcext:value-type="string">
            <text:p>Throttle Linkage Disconnects</text:p>
          </table:table-cell>
          <table:table-cell office:value-type="string" calcext:value-type="string">
            <text:p><text:a xlink:href="https://hackaday.io/project/1230-goliath-a-gas-powered-quadcopter/log/12940-test-15-and-16-complete" xlink:type="simple">Project Log</text:a></text:p>
          </table:table-cell>
          <table:table-cell office:value-type="string" calcext:value-type="string">
            <text:p><text:a xlink:href="https://www.youtube.com/watch?v=_qdGT2g1irE" xlink:type="simple">https://www.youtube.com/watch?v=_qdGT2g1irE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date" office:date-value="2015-01-16" calcext:value-type="date">
            <text:p>2015-01-16</text:p>
          </table:table-cell>
          <table:table-cell table:style-name="ce5" office:value-type="time" office:time-value="PT00H00M16S" calcext:value-type="time">
            <text:p>00:00:16</text:p>
          </table:table-cell>
          <table:table-cell table:style-name="ce5" table:formula="of:=[.D18]+[.C19]" office:value-type="time" office:time-value="PT00H06M16S" calcext:value-type="time">
            <text:p>00:06:16</text:p>
          </table:table-cell>
          <table:table-cell office:value-type="string" calcext:value-type="string">
            <text:p>Testing Wider Belt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2940-test-15-and-16-complete" xlink:type="simple">Project Log</text:a></text:p>
          </table:table-cell>
          <table:table-cell office:value-type="string" calcext:value-type="string">
            <text:p><text:a xlink:href="https://www.youtube.com/watch?v=_qdGT2g1irE" xlink:type="simple">https://www.youtube.com/watch?v=_qdGT2g1irE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date" office:date-value="2015-02-14" calcext:value-type="date">
            <text:p>2015-02-14</text:p>
          </table:table-cell>
          <table:table-cell table:style-name="ce5" office:value-type="time" office:time-value="PT00H00M23S" calcext:value-type="time">
            <text:p>00:00:23</text:p>
          </table:table-cell>
          <table:table-cell table:style-name="ce5" table:formula="of:=[.D19]+[.C20]" office:value-type="time" office:time-value="PT00H06M39S" calcext:value-type="time">
            <text:p>00:06:39</text:p>
          </table:table-cell>
          <table:table-cell office:value-type="string" calcext:value-type="string">
            <text:p>Testing Both Wider Belt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4145-double-sided-belt-added-first-full-throttle-test" xlink:type="simple">Project Log</text:a></text:p>
          </table:table-cell>
          <table:table-cell office:value-type="string" calcext:value-type="string">
            <text:p><text:a xlink:href="https://www.youtube.com/watch?v=7cZ_y-8LQAs" xlink:type="simple">https://www.youtube.com/watch?v=7cZ_y-8LQAs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date" office:date-value="2015-02-15" calcext:value-type="date">
            <text:p>2015-02-15</text:p>
          </table:table-cell>
          <table:table-cell table:style-name="ce5" office:value-type="time" office:time-value="PT00H00M25S" calcext:value-type="time">
            <text:p>00:00:25</text:p>
          </table:table-cell>
          <table:table-cell table:style-name="ce5" table:formula="of:=[.D20]+[.C21]" office:value-type="time" office:time-value="PT00H07M04S" calcext:value-type="time">
            <text:p>00:07:04</text:p>
          </table:table-cell>
          <table:table-cell office:value-type="string" calcext:value-type="string">
            <text:p>Testing Both Wider Belts, Bigger Tensio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4145-double-sided-belt-added-first-full-throttle-test" xlink:type="simple">Project Log</text:a></text:p>
          </table:table-cell>
          <table:table-cell office:value-type="string" calcext:value-type="string">
            <text:p><text:a xlink:href="https://www.youtube.com/watch?v=7cZ_y-8LQAs" xlink:type="simple">https://www.youtube.com/watch?v=7cZ_y-8LQAs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date" office:date-value="2015-02-15" calcext:value-type="date">
            <text:p>2015-02-15</text:p>
          </table:table-cell>
          <table:table-cell table:style-name="ce5" office:value-type="time" office:time-value="PT00H00M50S" calcext:value-type="time">
            <text:p>00:00:50</text:p>
          </table:table-cell>
          <table:table-cell table:style-name="ce5" table:formula="of:=[.D21]+[.C22]" office:value-type="time" office:time-value="PT00H07M54S" calcext:value-type="time">
            <text:p>00:07:54</text:p>
          </table:table-cell>
          <table:table-cell office:value-type="string" calcext:value-type="string">
            <text:p>Testing Both Wider Belts, Bigger Tensioner, Extra Pulley Full Throttl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a xlink:href="https://hackaday.io/project/1230-goliath-a-gas-powered-quadcopter/log/14145-double-sided-belt-added-first-full-throttle-test" xlink:type="simple">Project Log</text:a></text:p>
          </table:table-cell>
          <table:table-cell office:value-type="string" calcext:value-type="string">
            <text:p><text:a xlink:href="https://www.youtube.com/watch?v=7cZ_y-8LQAs" xlink:type="simple">https://www.youtube.com/watch?v=7cZ_y-8LQAs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date" office:date-value="2015-03-18" calcext:value-type="date">
            <text:p>2015-03-18</text:p>
          </table:table-cell>
          <table:table-cell table:style-name="ce5" office:value-type="time" office:time-value="PT00H01M09S" calcext:value-type="time">
            <text:p>00:01:09</text:p>
          </table:table-cell>
          <table:table-cell table:style-name="ce5" table:formula="of:=[.D22]+[.C23]" office:value-type="time" office:time-value="PT00H09M03S" calcext:value-type="time">
            <text:p>00:09:03</text:p>
          </table:table-cell>
          <table:table-cell office:value-type="string" calcext:value-type="string">
            <text:p>Testing Load Cells</text:p>
          </table:table-cell>
          <table:table-cell office:value-type="string" calcext:value-type="string">
            <text:p>Prop Bolt Breaks</text:p>
          </table:table-cell>
          <table:table-cell office:value-type="string" calcext:value-type="string">
            <text:p><text:a xlink:href="https://hackaday.io/project/1230-goliath-a-gas-powered-quadcopter/log/15456-progress-on-the-test-stand-and-broken-bolts" xlink:type="simple">Project Log</text:a></text:p>
          </table:table-cell>
          <table:table-cell office:value-type="string" calcext:value-type="string">
            <text:p><text:a xlink:href="https://www.youtube.com/watch?v=VdbsInndI-k" xlink:type="simple">https://www.youtube.com/watch?v=VdbsInndI-k</text:a>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9:43:43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11-04T08:20:23.689000000</meta:creation-date>
    <dc:date>2017-02-06T06:53:30.747000000</dc:date>
    <dc:creator>Peter McCloud</dc:creator>
    <meta:editing-duration>P2DT16H17M59S</meta:editing-duration>
    <meta:editing-cycles>30</meta:editing-cycles>
    <meta:generator>LibreOffice/5.1.6.2$Windows_x86 LibreOffice_project/07ac168c60a517dba0f0d7bc7540f5afa45f0909</meta:generator>
    <meta:document-statistic meta:table-count="2" meta:cell-count="309" meta:object-count="0"/>
  </office:meta>
</office:document-meta>
</file>